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//</text:span><text:span text:style-name="T2">This is a test class for Plan1.LogOnModel</text:span></text:p>
      <text:p text:style-name="P2"/>
      <text:p text:style-name="P2">[TestClass()]</text:p>
      <text:p text:style-name="P1"><text:span text:style-name="T4">public</text:span><text:span text:style-name="T3"> </text:span><text:span text:style-name="T4">class</text:span><text:span text:style-name="T3"> </text:span><text:span text:style-name="T5">LogOnModel</text:span></text:p>
      <text:p text:style-name="P2">{</text:p>
      <text:p text:style-name="P1"><text:span text:style-name="T3"><text:s text:c="4"/></text:span><text:span text:style-name="T1">///</text:span><text:span text:style-name="T2">A test case for LogOnModel (string, string)</text:span></text:p>
      <text:p text:style-name="P1"><text:span text:style-name="T3"><text:s text:c="4"/></text:span><text:span text:style-name="T1">///&lt;/summary&gt;</text:span></text:p>
      <text:p text:style-name="P2"><text:s text:c="4"/>[TestMethod()]</text:p>
      <text:p text:style-name="P1"><text:span text:style-name="T3"><text:s text:c="4"/></text:span><text:span text:style-name="T4">public</text:span><text:span text:style-name="T3"> </text:span><text:span text:style-name="T4">void</text:span><text:span text:style-name="T3"> ConstructorTest()</text:span></text:p>
      <text:p text:style-name="P2"><text:s text:c="4"/>{</text:p>
      <text:p text:style-name="P1"><text:span text:style-name="T3"><text:s text:c="8"/></text:span><text:span text:style-name="T4">string</text:span><text:span text:style-name="T3"> UserName = </text:span><text:span text:style-name="T4">null</text:span><text:span text:style-name="T3">; </text:span><text:span text:style-name="T2">// TODO: Initialize to an appropriate value</text:span></text:p>
      <text:p text:style-name="P2"/>
      <text:p text:style-name="P1"><text:span text:style-name="T3"><text:s text:c="8"/></text:span><text:span text:style-name="T4">string</text:span><text:span text:style-name="T3"> Password = </text:span><text:span text:style-name="T4">null</text:span><text:span text:style-name="T3">; </text:span><text:span text:style-name="T2">// TODO: Initialize to an appropriate value</text:span></text:p>
      <text:p text:style-name="P2"/>
      <text:p text:style-name="P1"><text:span text:style-name="T3"><text:s text:c="8"/></text:span><text:span text:style-name="T5">LogOnModel</text:span><text:span text:style-name="T3"> target = </text:span><text:span text:style-name="T4">new</text:span><text:span text:style-name="T3"> </text:span><text:span text:style-name="T5">LogOnModel</text:span><text:span text:style-name="T3">(UserName, Password);</text:span></text:p>
      <text:p text:style-name="P2"/>
      <text:p text:style-name="P1"><text:span text:style-name="T3"><text:s text:c="8"/></text:span><text:span text:style-name="T2">// TODO: Implement code to verify target</text:span></text:p>
      <text:p text:style-name="P2"><text:s text:c="8"/>Assert.Inconclusive(</text:p>
      <text:p text:style-name="P1"><text:span text:style-name="T3"><text:s text:c="11"/></text:span><text:span text:style-name="T6">"TODO: Implement code to verify target"</text:span><text:span text:style-name="T3">);</text:span></text:p>
      <text:p text:style-name="P2"><text:s text:c="4"/>}</text:p>
      <text:p text:style-name="P2">}</text:p>
      <text:p text:style-name="P2"/>
      <text:p text:style-name="P1"><text:span text:style-name="T1">///</text:span><text:span text:style-name="T2"> </text:span><text:span text:style-name="T1">&lt;summary&gt;</text:span></text:p>
      <text:p text:style-name="P1"><text:span text:style-name="T3"><text:s text:c="6"/></text:span><text:span text:style-name="T1">///</text:span><text:span text:style-name="T2">A test case for LogOnModel (string, string)</text:span></text:p>
      <text:p text:style-name="P2"><text:s text:c="3"/></text:p>
      <text:p text:style-name="P1"><text:span text:style-name="T4">public</text:span><text:span text:style-name="T3"> </text:span><text:span text:style-name="T4">class</text:span><text:span text:style-name="T3"> </text:span><text:span text:style-name="T5">LogOnModel</text:span></text:p>
      <text:p text:style-name="P2">{</text:p>
      <text:p text:style-name="P2"><text:s text:c="6"/>[TestMethod()]</text:p>
      <text:p text:style-name="P1"><text:span text:style-name="T3"><text:s text:c="6"/></text:span><text:span text:style-name="T4">public</text:span><text:span text:style-name="T3"> </text:span><text:span text:style-name="T4">void</text:span><text:span text:style-name="T3"> ConstructorTest()</text:span></text:p>
      <text:p text:style-name="P2"><text:s text:c="6"/>{</text:p>
      <text:p text:style-name="P1"><text:span text:style-name="T3"><text:s text:c="9"/></text:span><text:span text:style-name="T4">string</text:span><text:span text:style-name="T3"> UserName = </text:span><text:span text:style-name="T6">"JLarmon"</text:span><text:span text:style-name="T3">;</text:span></text:p>
      <text:p text:style-name="P2"/>
      <text:p text:style-name="P1"><text:span text:style-name="T3"><text:s text:c="9"/></text:span><text:span text:style-name="T4">string</text:span><text:span text:style-name="T3"> Password = </text:span><text:span text:style-name="T6">"P@ssw0rd"</text:span><text:span text:style-name="T3">;</text:span></text:p>
      <text:p text:style-name="P2"/>
      <text:p text:style-name="P1"><text:span text:style-name="T3"><text:s text:c="9"/></text:span><text:span text:style-name="T5">LogOnModel</text:span><text:span text:style-name="T3"> LogOnModel = </text:span><text:span text:style-name="T4">new</text:span><text:span text:style-name="T3"> </text:span><text:span text:style-name="T5">LogOnModel</text:span><text:span text:style-name="T3">(UserName, Password);</text:span></text:p>
      <text:p text:style-name="P2"/>
      <text:p text:style-name="P1"><text:span text:style-name="T3"><text:s text:c="9"/>Assert.AreEqual&lt;</text:span><text:span text:style-name="T4">string</text:span><text:span text:style-name="T3">&gt;(UserName, LogOnModel.UserName,</text:span></text:p>
      <text:p text:style-name="P1"><text:span text:style-name="T3"><text:s text:c="12"/></text:span><text:span text:style-name="T6">"The UserName was not correctly initialized."</text:span><text:span text:style-name="T3">);</text:span></text:p>
      <text:p text:style-name="P1"><text:span text:style-name="T3"><text:s text:c="9"/>Assert.AreEqual&lt;</text:span><text:span text:style-name="T4">string</text:span><text:span text:style-name="T3">&gt;(Password, LogOnModel.Password,</text:span></text:p>
      <text:p text:style-name="P1"><text:span text:style-name="T3"><text:s text:c="12"/></text:span><text:span text:style-name="T6">"The Password was not correctly initialized."</text:span><text:span text:style-name="T3">);</text:span></text:p>
      <text:p text:style-name="P2"><text:s text:c="6"/>}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4T20:30:22.97</meta:creation-date>
    <meta:document-statistic meta:table-count="0" meta:image-count="0" meta:object-count="0" meta:page-count="1" meta:paragraph-count="34" meta:word-count="119" meta:character-count="1100"/>
    <dc:date>2012-07-04T20:30:58.27</dc:date>
    <meta:editing-duration>PT35S</meta:editing-duration>
    <meta:editing-cycles>1</meta:editing-cycles>
    <meta:generator>OpenOffice.org/3.3$Win32 OpenOffice.org_project/330m20$Build-9567</meta:generator>
  </office:meta>
</office:document-meta>
</file>